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4e7e" officeooo:paragraph-rsid="001c4e7e"/>
    </style:style>
    <style:style style:name="P2" style:family="paragraph" style:parent-style-name="Standard">
      <style:text-properties officeooo:rsid="001c4e7e" officeooo:paragraph-rsid="001f7104"/>
    </style:style>
    <style:style style:name="P3" style:family="paragraph" style:parent-style-name="Standard">
      <style:text-properties officeooo:rsid="001fe172" officeooo:paragraph-rsid="001fe172"/>
    </style:style>
    <style:style style:name="T1" style:family="text">
      <style:text-properties officeooo:rsid="001d8c4b"/>
    </style:style>
    <style:style style:name="T2" style:family="text">
      <style:text-properties officeooo:rsid="001f71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ttle-Tells</text:p>
      <text:p text:style-name="P1"/>
      <text:p text:style-name="P1">Table showing <text:span text:style-name="T1">freq</text:span> of <text:span text:style-name="T1">open complaints by</text:span> type of establishment <text:span text:style-name="T1">(&gt; 25 complaints)</text:span></text:p>
      <text:p text:style-name="P1"><text:tab/><text:span text:style-name="T2">This shows which type of complaint is least likely to be resolved</text:span></text:p>
      <text:p text:style-name="P1"/>
      <text:p text:style-name="P2">Charts showing number of establishments by type still open in 2015 (unresolved complaints)</text:p>
      <text:p text:style-name="P2"><text:tab/><text:span text:style-name="T2">This shows that not all open complaints are recently made, except for Rabies</text:span></text:p>
      <text:p text:style-name="P2"><text:tab/><text:span text:style-name="T2">Food managers have 800 complaints in 2013 and 2014 that are still open</text:span></text:p>
      <text:p text:style-name="P2"><text:tab/><text:span text:style-name="T2">Meth labs have a lot of open complaints from 2011 and 2012</text:span></text:p>
      <text:p text:style-name="P2"/>
      <text:p text:style-name="P3">Map of open food manager complaint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9:14:08.829000000</meta:creation-date>
    <meta:editing-duration>PT25S</meta:editing-duration>
    <meta:editing-cycles>2</meta:editing-cycles>
    <meta:generator>LibreOffice/5.0.1.2$Windows_x86 LibreOffice_project/81898c9f5c0d43f3473ba111d7b351050be20261</meta:generator>
    <dc:date>2015-10-15T19:14:31.540000000</dc:date>
    <meta:document-statistic meta:table-count="0" meta:image-count="0" meta:object-count="0" meta:page-count="1" meta:paragraph-count="8" meta:word-count="83" meta:character-count="490" meta:non-whitespace-character-count="411"/>
  </office:meta>
</office:document-meta>
</file>